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ee6ef"/>
    </style:style>
    <style:style style:name="P3" style:family="paragraph">
      <loext:graphic-properties draw:fill="solid" draw:fill-color="#f6f9d4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7pt" style:font-size-asian="7pt" style:font-size-complex="7pt"/>
    </style:style>
    <style:style style:name="P7" style:family="paragraph">
      <style:text-properties fo:font-size="6pt" style:font-size-asian="6pt" style:font-size-complex="6pt"/>
    </style:style>
    <style:style style:name="P8" style:family="paragraph">
      <loext:graphic-properties draw:fill="none" draw:fill-color="#ffffff"/>
      <style:text-properties fo:font-size="6pt" style:font-size-asian="6pt" style:font-size-complex="6pt"/>
    </style:style>
    <style:style style:name="P9" style:family="paragraph">
      <loext:graphic-properties draw:fill="solid" draw:fill-color="#ffffff"/>
    </style:style>
    <style:style style:name="P10" style:family="paragraph"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fill="solid" draw:fill-color="#eeeeee" draw:textarea-horizontal-align="justify" draw:textarea-vertical-align="middle" draw:auto-grow-height="false" fo:min-height="2.2783in" fo:min-width="5.1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dee6ef" draw:textarea-horizontal-align="justify" draw:textarea-vertical-align="middle" draw:auto-grow-height="false" fo:min-height="1.0508in" fo:min-width="3.3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f6f9d4" draw:textarea-horizontal-align="justify" draw:textarea-vertical-align="middle" draw:auto-grow-height="false" fo:min-height="0.2425in" fo:min-width="0.9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18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1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11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solid" draw:fill-color="#ffffff" draw:textarea-horizontal-align="justify" draw:textarea-vertical-align="middle" draw:auto-grow-height="false" fo:min-height="0.2772in" fo:min-width="0.3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3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3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="solid" draw:fill-color="#f6f9d4" draw:textarea-horizontal-align="justify" draw:textarea-vertical-align="middle" draw:auto-grow-height="false" fo:min-height="0.2425in" fo:min-width="1.91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1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="solid" draw:fill-color="#f6f9d4" draw:textarea-horizontal-align="justify" draw:textarea-vertical-align="middle" draw:auto-grow-height="false" fo:min-height="0.2425in" fo:min-width="0.8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1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="solid" draw:fill-color="#dee6ef" draw:textarea-horizontal-align="justify" draw:textarea-vertical-align="middle" draw:auto-grow-height="false" fo:min-height="1.0508in" fo:min-width="4.15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="solid" draw:fill-color="#f6f9d4" draw:textarea-horizontal-align="justify" draw:textarea-vertical-align="middle" draw:auto-grow-height="false" fo:min-height="0.2374in" fo:min-width="1.75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1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fill="none" draw:fill-color="#ffffff" draw:textarea-horizontal-align="justify" draw:textarea-vertical-align="middle" draw:auto-grow-height="false" fo:min-height="0.3917in" fo:min-width="0.7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fill="none" draw:fill-color="#ffffff" draw:textarea-horizontal-align="justify" draw:textarea-vertical-align="middle" draw:auto-grow-height="false" fo:min-height="1.7752in" fo:min-width="0.9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22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color="#000000" draw:marker-end="Arrowheads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" draw:text-style-name="P1" svg:width="5.178in" svg:height="2.2787in" svg:x="0.539in" svg:y="-0.3335in"><text:p/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2" svg:width="3.3157in" svg:height="1.0512in" svg:x="1.1902in" svg:y="0.2866in"><text:p/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3" svg:width="0.998in" svg:height="0.2425in" svg:x="4.5626in" svg:y="1.0819in"><text:p/><draw:enhanced-geometry svg:viewBox="0 0 21600 21600" draw:type="rectangle" draw:enhanced-path="M 0 0 L 21600 0 21600 21600 0 21600 0 0 Z N"/></draw:custom-shape><draw:frame text:anchor-type="paragraph" draw:z-index="3" draw:name="Shape2" draw:style-name="gr4" draw:text-style-name="P4" svg:width="0.8776in" svg:height="0.3205in" svg:x="4.5882in" svg:y="1.1154in"><draw:text-box><text:p><text:span text:style-name="T1">Запланировать</text:span></text:p></draw:text-box></draw:frame><draw:frame text:anchor-type="paragraph" draw:z-index="4" draw:name="Shape2" draw:style-name="gr5" draw:text-style-name="P4" svg:width="1.3024in" svg:height="0.187in" svg:x="2.2098in" svg:y="-0.2689in"><draw:text-box><text:p><text:span text:style-name="T1">Программа передач</text:span></text:p></draw:text-box></draw:frame><draw:frame text:anchor-type="paragraph" draw:z-index="5" draw:name="Shape2" draw:style-name="gr6" draw:text-style-name="P6" svg:width="0.3386in" svg:height="0.1571in" svg:x="1.1902in" svg:y="0.6252in"><draw:text-box><text:p text:style-name="P5"><text:span text:style-name="T2">13:40</text:span></text:p></draw:text-box></draw:frame><draw:frame text:anchor-type="paragraph" draw:z-index="6" draw:name="Shape2" draw:style-name="gr7" draw:text-style-name="P8" svg:width="0.5685in" svg:height="0.1134in" svg:x="1.6417in" svg:y="0.6252in"><draw:text-box><text:p text:style-name="P7"><text:span text:style-name="T3">Что Где Когда</text:span></text:p></draw:text-box></draw:frame><draw:frame text:anchor-type="paragraph" draw:z-index="7" draw:name="Shape2" draw:style-name="gr8" draw:text-style-name="P6" svg:width="0.1213in" svg:height="0.1217in" svg:x="2.2898in" svg:y="0.6209in"><draw:text-box><text:p text:style-name="P5"><text:span text:style-name="T2">7</text:span></text:p></draw:text-box></draw:frame><draw:frame text:anchor-type="paragraph" draw:z-index="8" draw:name="Shape2" draw:style-name="gr9" draw:text-style-name="P8" svg:width="0.3252in" svg:height="0.1531in" svg:x="1.1902in" svg:y="0.5028in"><draw:text-box><text:p text:style-name="P7"><text:span text:style-name="T3">Время</text:span></text:p></draw:text-box></draw:frame><draw:frame text:anchor-type="paragraph" draw:z-index="9" draw:name="Shape2" draw:style-name="gr10" draw:text-style-name="P8" svg:width="0.3815in" svg:height="0.1925in" svg:x="1.7201in" svg:y="0.5217in"><draw:text-box><text:p text:style-name="P7"><text:span text:style-name="T3">Название</text:span></text:p></draw:text-box></draw:frame><draw:frame text:anchor-type="paragraph" draw:z-index="10" draw:name="Shape2" draw:style-name="gr9" draw:text-style-name="P8" svg:width="0.3252in" svg:height="0.1531in" svg:x="2.1791in" svg:y="0.5335in"><draw:text-box><text:p text:style-name="P7"><text:span text:style-name="T3">рейтинг</text:span></text:p></draw:text-box></draw:frame><draw:frame text:anchor-type="paragraph" draw:z-index="11" draw:name="Shape2" draw:style-name="gr6" draw:text-style-name="P6" svg:width="0.3386in" svg:height="0.1571in" svg:x="1.1902in" svg:y="0.7425in"><draw:text-box><text:p text:style-name="P5"><text:span text:style-name="T2">14:50</text:span></text:p></draw:text-box></draw:frame><draw:frame text:anchor-type="paragraph" draw:z-index="12" draw:name="Shape2" draw:style-name="gr7" draw:text-style-name="P8" svg:width="0.5685in" svg:height="0.1134in" svg:x="1.6417in" svg:y="0.7728in"><draw:text-box><text:p text:style-name="P7"><text:span text:style-name="T3">Сегодня в мире</text:span></text:p></draw:text-box></draw:frame><draw:frame text:anchor-type="paragraph" draw:z-index="13" draw:name="Shape2" draw:style-name="gr6" draw:text-style-name="P6" svg:width="0.1685in" svg:height="0.1571in" svg:x="2.2898in" svg:y="0.7425in"><draw:text-box><text:p text:style-name="P5"><text:span text:style-name="T2">5</text:span></text:p></draw:text-box></draw:frame><draw:frame text:anchor-type="paragraph" draw:z-index="14" draw:name="Shape2" draw:style-name="gr8" draw:text-style-name="P6" svg:width="0.1213in" svg:height="0.1217in" svg:x="2.2898in" svg:y="0.8811in"><draw:text-box><text:p text:style-name="P5"><text:span text:style-name="T2">9</text:span></text:p></draw:text-box></draw:frame><draw:frame text:anchor-type="paragraph" draw:z-index="15" draw:name="Shape2" draw:style-name="gr7" draw:text-style-name="P8" svg:width="0.3252in" svg:height="0.1134in" svg:x="1.6417in" svg:y="0.8862in"><draw:text-box><text:p text:style-name="P7"><text:span text:style-name="T3">Дом 2</text:span></text:p></draw:text-box></draw:frame><draw:frame text:anchor-type="paragraph" draw:z-index="16" draw:name="Shape2" draw:style-name="gr6" draw:text-style-name="P6" svg:width="0.3386in" svg:height="0.1571in" svg:x="1.1902in" svg:y="0.878in"><draw:text-box><text:p text:style-name="P5"><text:span text:style-name="T2">16:20</text:span></text:p></draw:text-box></draw:frame><draw:custom-shape text:anchor-type="paragraph" draw:z-index="17" draw:name="Shape1" draw:style-name="gr11" draw:text-style-name="P9" svg:width="0.3988in" svg:height="0.2776in" svg:x="1.7882in" svg:y="-0.0083in"><text:p/><draw:enhanced-geometry svg:viewBox="0 0 21600 21600" draw:type="rectangle" draw:enhanced-path="M 0 0 L 21600 0 21600 21600 0 21600 0 0 Z N"/></draw:custom-shape><draw:frame text:anchor-type="paragraph" draw:z-index="18" draw:name="Shape2" draw:style-name="gr12" draw:text-style-name="P11" svg:width="0.6287in" svg:height="0.3862in" svg:x="1.1598in" svg:y="0.022in"><draw:text-box><text:p text:style-name="P10"><text:span text:style-name="T4">Выбор канала (1 - 3)</text:span></text:p></draw:text-box></draw:frame><draw:custom-shape text:anchor-type="paragraph" draw:z-index="19" draw:name="Shape1" draw:style-name="gr11" draw:text-style-name="P9" svg:width="0.3988in" svg:height="0.2776in" svg:x="4.0772in" svg:y="-0.0382in"><text:p/><draw:enhanced-geometry svg:viewBox="0 0 21600 21600" draw:type="rectangle" draw:enhanced-path="M 0 0 L 21600 0 21600 21600 0 21600 0 0 Z N"/></draw:custom-shape><draw:frame text:anchor-type="paragraph" draw:z-index="20" draw:name="Shape2" draw:style-name="gr12" draw:text-style-name="P11" svg:width="0.5969in" svg:height="0.3862in" svg:x="3.4772in" svg:y="-0.0819in"><draw:text-box><text:p><text:span text:style-name="T4">Выбор дня </text:span></text:p><text:p><text:span text:style-name="T4">(сегодня + 2 недели)</text:span></text:p></draw:text-box></draw:frame><draw:custom-shape text:anchor-type="paragraph" draw:z-index="21" draw:name="Shape1" draw:style-name="gr11" draw:text-style-name="P9" svg:width="0.3988in" svg:height="0.2776in" svg:x="5.1701in" svg:y="0.0102in"><text:p/><draw:enhanced-geometry svg:viewBox="0 0 21600 21600" draw:type="rectangle" draw:enhanced-path="M 0 0 L 21600 0 21600 21600 0 21600 0 0 Z N"/></draw:custom-shape><draw:frame text:anchor-type="paragraph" draw:z-index="22" draw:name="Shape2" draw:style-name="gr13" draw:text-style-name="P8" svg:width="0.2894in" svg:height="0.3043in" svg:x="4.8465in" svg:y="0.0043in"><draw:text-box><text:p text:style-name="P7"><text:span text:style-name="T3">время начала записи</text:span></text:p></draw:text-box></draw:frame><draw:custom-shape text:anchor-type="paragraph" draw:z-index="23" draw:name="Shape1" draw:style-name="gr11" draw:text-style-name="P9" svg:width="0.3988in" svg:height="0.2776in" svg:x="5.1709in" svg:y="0.5134in"><text:p/><draw:enhanced-geometry svg:viewBox="0 0 21600 21600" draw:type="rectangle" draw:enhanced-path="M 0 0 L 21600 0 21600 21600 0 21600 0 0 Z N"/></draw:custom-shape><draw:frame text:anchor-type="paragraph" draw:z-index="24" draw:name="Shape2" draw:style-name="gr14" draw:text-style-name="P8" svg:width="0.2894in" svg:height="0.335in" svg:x="4.8634in" svg:y="0.5201in"><draw:text-box><text:p text:style-name="P7"><text:span text:style-name="T3">время конца</text:span></text:p><text:p text:style-name="P7"><text:span text:style-name="T3">записи</text:span></text:p></draw:text-box></draw:frame><draw:custom-shape text:anchor-type="paragraph" draw:z-index="25" draw:name="Shape1" draw:style-name="gr15" draw:text-style-name="P3" svg:width="1.9142in" svg:height="0.2425in" svg:x="1.1555in" svg:y="1.6465in"><text:p/><draw:enhanced-geometry svg:viewBox="0 0 21600 21600" draw:type="rectangle" draw:enhanced-path="M 0 0 L 21600 0 21600 21600 0 21600 0 0 Z N"/></draw:custom-shape><draw:frame text:anchor-type="paragraph" draw:z-index="26" draw:name="Shape2" draw:style-name="gr4" draw:text-style-name="P4" svg:width="1.7677in" svg:height="0.3205in" svg:x="1.2366in" svg:y="1.6717in"><draw:text-box><text:p><text:span text:style-name="T1">Запланированные передачи</text:span></text:p></draw:text-box></draw:frame><draw:frame text:anchor-type="paragraph" draw:z-index="27" draw:name="Shape2" draw:style-name="gr16" draw:text-style-name="P8" svg:width="0.7213in" svg:height="0.1098in" svg:x="2.561in" svg:y="0.5291in"><draw:text-box><text:p text:style-name="P7"><text:span text:style-name="T3">Запланирована ли ?</text:span></text:p></draw:text-box></draw:frame><draw:frame text:anchor-type="paragraph" draw:z-index="28" draw:name="Shape2" draw:style-name="gr7" draw:text-style-name="P8" svg:width="0.3252in" svg:height="0.1134in" svg:x="2.6311in" svg:y="0.639in"><draw:text-box><text:p text:style-name="P7"><text:span text:style-name="T3">нет</text:span></text:p></draw:text-box></draw:frame><draw:frame text:anchor-type="paragraph" draw:z-index="29" draw:name="Shape2" draw:style-name="gr7" draw:text-style-name="P8" svg:width="0.3252in" svg:height="0.1134in" svg:x="2.6311in" svg:y="0.752in"><draw:text-box><text:p text:style-name="P7"><text:span text:style-name="T3">да</text:span></text:p></draw:text-box></draw:frame><draw:frame text:anchor-type="paragraph" draw:z-index="30" draw:name="Shape2" draw:style-name="gr7" draw:text-style-name="P8" svg:width="0.3252in" svg:height="0.1134in" svg:x="2.6311in" svg:y="0.8472in"><draw:text-box><text:p text:style-name="P7"><text:span text:style-name="T3">нет</text:span></text:p></draw:text-box></draw:frame><draw:frame text:anchor-type="paragraph" draw:z-index="31" draw:name="Shape2" draw:style-name="gr6" draw:text-style-name="P6" svg:width="0.3386in" svg:height="0.1571in" svg:x="1.1902in" svg:y="1.0075in"><draw:text-box><text:p text:style-name="P5"><text:span text:style-name="T2">18:30</text:span></text:p></draw:text-box></draw:frame><draw:frame text:anchor-type="paragraph" draw:z-index="32" draw:name="Shape2" draw:style-name="gr10" draw:text-style-name="P8" svg:width="0.5906in" svg:height="0.1925in" svg:x="1.611in" svg:y="1.0028in"><draw:text-box><text:p text:style-name="P7"><text:span text:style-name="T3">Сериал “менты”</text:span></text:p></draw:text-box></draw:frame><draw:frame text:anchor-type="paragraph" draw:z-index="33" draw:name="Shape2" draw:style-name="gr8" draw:text-style-name="P6" svg:width="0.1213in" svg:height="0.1217in" svg:x="2.2898in" svg:y="1.0028in"><draw:text-box><text:p><text:span text:style-name="T2">7</text:span></text:p></draw:text-box></draw:frame><draw:frame text:anchor-type="paragraph" draw:z-index="34" draw:name="Shape2" draw:style-name="gr7" draw:text-style-name="P8" svg:width="0.1862in" svg:height="0.1134in" svg:x="2.6311in" svg:y="0.9602in"><draw:text-box><text:p text:style-name="P7"><text:span text:style-name="T3">нет</text:span></text:p></draw:text-box></draw:frame><draw:custom-shape text:anchor-type="paragraph" draw:z-index="35" draw:name="Shape1" draw:style-name="gr17" draw:text-style-name="P3" svg:width="0.8205in" svg:height="0.2425in" svg:x="3.7083in" svg:y="1.6319in"><text:p/><draw:enhanced-geometry svg:viewBox="0 0 21600 21600" draw:type="rectangle" draw:enhanced-path="M 0 0 L 21600 0 21600 21600 0 21600 0 0 Z N"/></draw:custom-shape><draw:frame text:anchor-type="paragraph" draw:z-index="36" draw:name="Shape2" draw:style-name="gr18" draw:text-style-name="P4" svg:width="0.5551in" svg:height="0.2177in" svg:x="3.9335in" svg:y="1.6571in"><draw:text-box><text:p><text:span text:style-name="T1">Выход</text:span></text:p></draw:text-box></draw:frame><draw:custom-shape text:anchor-type="paragraph" draw:z-index="37" draw:name="Shape1" draw:style-name="gr1" draw:text-style-name="P1" svg:width="5.178in" svg:height="2.2787in" svg:x="0.539in" svg:y="2.4228in"><text:p/><draw:enhanced-geometry svg:viewBox="0 0 21600 21600" draw:type="rectangle" draw:enhanced-path="M 0 0 L 21600 0 21600 21600 0 21600 0 0 Z N"/></draw:custom-shape><draw:custom-shape text:anchor-type="paragraph" draw:z-index="38" draw:name="Shape1" draw:style-name="gr19" draw:text-style-name="P2" svg:width="4.1539in" svg:height="1.0512in" svg:x="1.1902in" svg:y="3.0429in"><text:p/><draw:enhanced-geometry svg:viewBox="0 0 21600 21600" draw:type="rectangle" draw:enhanced-path="M 0 0 L 21600 0 21600 21600 0 21600 0 0 Z N"/></draw:custom-shape><draw:frame text:anchor-type="paragraph" draw:z-index="39" draw:name="Shape2" draw:style-name="gr20" draw:text-style-name="P4" svg:width="1.7539in" svg:height="0.274in" svg:x="2.1528in" svg:y="2.7307in"><draw:text-box><text:p><text:span text:style-name="T1">Запланированные передачи</text:span></text:p></draw:text-box></draw:frame><draw:frame text:anchor-type="paragraph" draw:z-index="40" draw:name="Shape2" draw:style-name="gr9" draw:text-style-name="P8" svg:width="0.2776in" svg:height="0.1531in" svg:x="1.2252in" svg:y="3.2902in"><draw:text-box><text:p text:style-name="P7"><text:span text:style-name="T3">Канал</text:span></text:p></draw:text-box></draw:frame><draw:frame text:anchor-type="paragraph" draw:z-index="41" draw:name="Shape2" draw:style-name="gr10" draw:text-style-name="P8" svg:width="0.3823in" svg:height="0.1925in" svg:x="1.5764in" svg:y="3.2681in"><draw:text-box><text:p text:style-name="P7"><text:span text:style-name="T3">Название</text:span></text:p><text:p text:style-name="P7"><text:span text:style-name="T3">передачи</text:span></text:p></draw:text-box></draw:frame><draw:frame text:anchor-type="paragraph" draw:z-index="42" draw:name="Shape2" draw:style-name="gr10" draw:text-style-name="P8" svg:width="0.5307in" svg:height="0.1925in" svg:x="2.3957in" svg:y="3.2992in"><draw:text-box><text:p text:style-name="P7"><text:span text:style-name="T3">Время начала</text:span></text:p><text:p text:style-name="P7"><text:span text:style-name="T3">записи</text:span></text:p></draw:text-box></draw:frame><draw:frame text:anchor-type="paragraph" draw:z-index="43" draw:name="Shape2" draw:style-name="gr10" draw:text-style-name="P8" svg:width="0.5307in" svg:height="0.1925in" svg:x="2.9264in" svg:y="3.2992in"><draw:text-box><text:p text:style-name="P7"><text:span text:style-name="T3">Время начала</text:span></text:p><text:p text:style-name="P7"><text:span text:style-name="T3">передачи</text:span></text:p></draw:text-box></draw:frame><draw:frame text:anchor-type="paragraph" draw:z-index="44" draw:name="Shape2" draw:style-name="gr10" draw:text-style-name="P8" svg:width="0.5307in" svg:height="0.1925in" svg:x="3.439in" svg:y="3.2992in"><draw:text-box><text:p text:style-name="P7"><text:span text:style-name="T3">Время конца</text:span></text:p><text:p text:style-name="P7"><text:span text:style-name="T3">передачи</text:span></text:p></draw:text-box></draw:frame><draw:frame text:anchor-type="paragraph" draw:z-index="45" draw:name="Shape2" draw:style-name="gr10" draw:text-style-name="P8" svg:width="0.5307in" svg:height="0.1925in" svg:x="4.0319in" svg:y="3.2992in"><draw:text-box><text:p text:style-name="P7"><text:span text:style-name="T3">Время конца</text:span></text:p><text:p text:style-name="P7"><text:span text:style-name="T3">записи</text:span></text:p></draw:text-box></draw:frame><draw:frame text:anchor-type="paragraph" draw:z-index="46" draw:name="Shape2" draw:style-name="gr10" draw:text-style-name="P8" svg:width="0.3394in" svg:height="0.1925in" svg:x="4.5972in" svg:y="3.2992in"><draw:text-box><text:p text:style-name="P7"><text:span text:style-name="T3">Рейтинг</text:span></text:p></draw:text-box></draw:frame><draw:frame text:anchor-type="paragraph" draw:z-index="47" draw:name="Shape2" draw:style-name="gr9" draw:text-style-name="P8" svg:width="0.2776in" svg:height="0.1531in" svg:x="2.0693in" svg:y="3.3043in"><draw:text-box><text:p text:style-name="P7"><text:span text:style-name="T3">Дата</text:span></text:p></draw:text-box></draw:frame><draw:frame text:anchor-type="paragraph" draw:z-index="49" draw:name="Shape2" draw:style-name="gr18" draw:text-style-name="P4" svg:width="0.5551in" svg:height="0.2177in" svg:x="4.702in" svg:y="4.2091in"><draw:text-box><text:p><text:span text:style-name="T1">Выход</text:span></text:p></draw:text-box></draw:frame><draw:custom-shape text:anchor-type="paragraph" draw:z-index="48" draw:name="Shape1" draw:style-name="gr17" draw:text-style-name="P3" svg:width="0.8205in" svg:height="0.2425in" svg:x="4.5283in" svg:y="4.1839in"><text:p/><draw:enhanced-geometry svg:viewBox="0 0 21600 21600" draw:type="rectangle" draw:enhanced-path="M 0 0 L 21600 0 21600 21600 0 21600 0 0 Z N"/></draw:custom-shape><draw:custom-shape text:anchor-type="paragraph" draw:z-index="50" draw:name="Shape1" draw:style-name="gr21" draw:text-style-name="P3" svg:width="1.7539in" svg:height="0.2378in" svg:x="1.1984in" svg:y="4.1689in"><text:p/><draw:enhanced-geometry svg:viewBox="0 0 21600 21600" draw:type="rectangle" draw:enhanced-path="M 0 0 L 21600 0 21600 21600 0 21600 0 0 Z N"/></draw:custom-shape><draw:frame text:anchor-type="paragraph" draw:z-index="51" draw:name="Shape2" draw:style-name="gr4" draw:text-style-name="P4" svg:width="1.2776in" svg:height="0.3205in" svg:x="1.3016in" svg:y="4.202in"><draw:text-box><text:p><text:span text:style-name="T1">Программа передач</text:span></text:p></draw:text-box></draw:frame><draw:frame text:anchor-type="paragraph" draw:z-index="52" draw:name="Shape2" draw:style-name="gr22" draw:text-style-name="P8" svg:width="0.165in" svg:height="0.1004in" svg:x="1.272in" svg:y="3.5984in"><draw:text-box><text:p text:style-name="P7"><text:span text:style-name="T3">1</text:span></text:p></draw:text-box></draw:frame><draw:frame text:anchor-type="paragraph" draw:z-index="53" draw:name="Shape2" draw:style-name="gr22" draw:text-style-name="P8" svg:width="0.165in" svg:height="0.1004in" svg:x="1.2366in" svg:y="3.9028in"><draw:text-box><text:p text:style-name="P7"><text:span text:style-name="T3">3</text:span></text:p></draw:text-box></draw:frame><draw:frame text:anchor-type="paragraph" draw:z-index="54" draw:name="Shape2" draw:style-name="gr10" draw:text-style-name="P8" svg:width="0.3823in" svg:height="0.2886in" svg:x="1.5898in" svg:y="3.511in"><draw:text-box><text:p text:style-name="P7"><text:span text:style-name="T3">Фильм “Ленин в октябре”</text:span></text:p></draw:text-box></draw:frame><draw:frame text:anchor-type="paragraph" draw:z-index="55" draw:name="Shape2" draw:style-name="gr10" draw:text-style-name="P8" svg:width="0.3823in" svg:height="0.1925in" svg:x="1.5898in" svg:y="3.8634in"><draw:text-box><text:p text:style-name="P7"><text:span text:style-name="T3">Селский час</text:span></text:p></draw:text-box></draw:frame><draw:frame text:anchor-type="paragraph" draw:z-index="56" draw:name="Shape2" draw:style-name="gr23" draw:text-style-name="P8" svg:width="0.3823in" svg:height="0.1394in" svg:x="2.0102in" svg:y="3.5902in"><draw:text-box><text:p text:style-name="P7"><text:span text:style-name="T3">15.03.21</text:span></text:p></draw:text-box></draw:frame><draw:frame text:anchor-type="paragraph" draw:z-index="57" draw:name="Shape2" draw:style-name="gr23" draw:text-style-name="P8" svg:width="0.3823in" svg:height="0.1394in" svg:x="2.002in" svg:y="3.8598in"><draw:text-box><text:p text:style-name="P7"><text:span text:style-name="T3">20.03.21</text:span></text:p></draw:text-box></draw:frame><draw:frame text:anchor-type="paragraph" draw:z-index="58" draw:name="Shape2" draw:style-name="gr23" draw:text-style-name="P8" svg:width="0.2559in" svg:height="0.1394in" svg:x="2.4189in" svg:y="3.5772in"><draw:text-box><text:p text:style-name="P7"><text:span text:style-name="T3">16:40</text:span></text:p></draw:text-box></draw:frame><draw:frame text:anchor-type="paragraph" draw:z-index="59" draw:name="Shape2" draw:style-name="gr23" draw:text-style-name="P8" svg:width="0.2559in" svg:height="0.1394in" svg:x="2.3839in" svg:y="3.8598in"><draw:text-box><text:p text:style-name="P7"><text:span text:style-name="T3">11:00</text:span></text:p></draw:text-box></draw:frame><draw:frame text:anchor-type="paragraph" draw:z-index="60" draw:name="Shape2" draw:style-name="gr23" draw:text-style-name="P8" svg:width="0.2559in" svg:height="0.1394in" svg:x="2.922in" svg:y="3.5646in"><draw:text-box><text:p text:style-name="P7"><text:span text:style-name="T3">17:20</text:span></text:p></draw:text-box></draw:frame><draw:frame text:anchor-type="paragraph" draw:z-index="61" draw:name="Shape2" draw:style-name="gr23" draw:text-style-name="P8" svg:width="0.2559in" svg:height="0.1394in" svg:x="2.9528in" svg:y="3.8244in"><draw:text-box><text:p text:style-name="P7"><text:span text:style-name="T3">11:40</text:span></text:p></draw:text-box></draw:frame><draw:frame text:anchor-type="paragraph" draw:z-index="62" draw:name="Shape2" draw:style-name="gr23" draw:text-style-name="P8" svg:width="0.2559in" svg:height="0.1394in" svg:x="3.4862in" svg:y="3.5382in"><draw:text-box><text:p text:style-name="P7"><text:span text:style-name="T3">18:35</text:span></text:p></draw:text-box></draw:frame><draw:frame text:anchor-type="paragraph" draw:z-index="63" draw:name="Shape2" draw:style-name="gr23" draw:text-style-name="P8" svg:width="0.2559in" svg:height="0.1394in" svg:x="3.4736in" svg:y="3.8335in"><draw:text-box><text:p text:style-name="P7"><text:span text:style-name="T3">12:55</text:span></text:p></draw:text-box></draw:frame><draw:frame text:anchor-type="paragraph" draw:z-index="64" draw:name="Shape2" draw:style-name="gr23" draw:text-style-name="P8" svg:width="0.2559in" svg:height="0.1394in" svg:x="4.0681in" svg:y="3.5201in"><draw:text-box><text:p text:style-name="P7"><text:span text:style-name="T3">19:00</text:span></text:p></draw:text-box></draw:frame><draw:frame text:anchor-type="paragraph" draw:z-index="65" draw:name="Shape2" draw:style-name="gr23" draw:text-style-name="P8" svg:width="0.2559in" svg:height="0.1394in" svg:x="4.0591in" svg:y="3.8283in"><draw:text-box><text:p text:style-name="P7"><text:span text:style-name="T3">13:40</text:span></text:p></draw:text-box></draw:frame><draw:frame text:anchor-type="paragraph" draw:z-index="66" draw:name="Shape2" draw:style-name="gr23" draw:text-style-name="P8" svg:width="0.2559in" svg:height="0.1394in" svg:x="4.6366in" svg:y="3.5252in"><draw:text-box><text:p text:style-name="P7"><text:span text:style-name="T3">5</text:span></text:p></draw:text-box></draw:frame><draw:frame text:anchor-type="paragraph" draw:z-index="67" draw:name="Shape2" draw:style-name="gr23" draw:text-style-name="P8" svg:width="0.1689in" svg:height="0.1394in" svg:x="4.6236in" svg:y="3.8291in"><draw:text-box><text:p><text:span text:style-name="T3">4</text:span></text:p></draw:text-box></draw:frame><draw:custom-shape text:anchor-type="paragraph" draw:z-index="68" draw:name="Shape1" draw:style-name="gr24" draw:text-style-name="P12" svg:width="0.7197in" svg:height="0.3921in" svg:x="-0.5799in" svg:y="0.5425in"><text:p/><draw:enhanced-geometry svg:viewBox="0 0 21600 21600" draw:type="rectangle" draw:enhanced-path="M 0 0 L 21600 0 21600 21600 0 21600 0 0 Z N"/></draw:custom-shape><draw:frame text:anchor-type="paragraph" draw:z-index="69" draw:name="Shape2" draw:style-name="gr18" draw:text-style-name="P8" svg:width="0.698in" svg:height="0.2177in" svg:x="-0.5016in" svg:y="0.6811in"><draw:text-box><text:p text:style-name="P7"><text:span text:style-name="T3">tv_translations.ini</text:span></text:p></draw:text-box></draw:frame><draw:custom-shape text:anchor-type="paragraph" draw:z-index="70" draw:name="Shape1" draw:style-name="gr25" draw:text-style-name="P12" svg:width="0.9587in" svg:height="1.7752in" svg:x="6.0909in" svg:y="1.0555in"><text:p/><draw:enhanced-geometry svg:viewBox="0 0 21600 21600" draw:type="rectangle" draw:enhanced-path="M 0 0 L 21600 0 21600 21600 0 21600 0 0 Z N"/></draw:custom-shape><draw:frame text:anchor-type="paragraph" draw:z-index="71" draw:name="Shape2" draw:style-name="gr26" draw:text-style-name="P6" svg:width="0.6906in" svg:height="0.2248in" svg:x="6.2898in" svg:y="1.5189in"><draw:text-box><text:p text:style-name="P5"><text:span text:style-name="T2">rec_planning.db</text:span></text:p></draw:text-box></draw:frame><draw:frame text:anchor-type="paragraph" draw:z-index="72" draw:name="Shape2" draw:style-name="gr18" draw:text-style-name="P4" svg:width="0.5551in" svg:height="0.2177in" svg:x="6.3118in" svg:y="1.9228in"><draw:text-box><text:p><text:span text:style-name="T1">sqlite3.lib</text:span></text:p></draw:text-box></draw:frame><draw:line text:anchor-type="paragraph" draw:z-index="73" draw:name="Shape3" draw:style-name="gr27" draw:text-style-name="P13" svg:x1="5.6in" svg:y1="1.2028in" svg:x2="6.0909in" svg:y2="1.2028in"><text:p/></draw:line><draw:line text:anchor-type="paragraph" draw:z-index="74" draw:name="Shape3" draw:style-name="gr27" draw:text-style-name="P13" svg:x1="6.0909in" svg:y1="2.6091in" svg:x2="5.0839in" svg:y2="3.3772in"><text:p/></draw:line><draw:line text:anchor-type="paragraph" draw:z-index="75" draw:name="Shape3" draw:style-name="gr27" draw:text-style-name="P13" svg:x1="2.128in" svg:y1="1.8492in" svg:x2="2.1272in" svg:y2="2.6783in"><text:p/></draw:line><draw:line text:anchor-type="paragraph" draw:z-index="76" draw:name="Shape4" draw:style-name="gr28" draw:text-style-name="P14" svg:x1="1.2591in" svg:y1="4.2799in" svg:x2="0.6953in" svg:y2="1.9453in"><text:p/></draw:line><draw:line text:anchor-type="paragraph" draw:z-index="77" draw:name="Shape3" draw:style-name="gr27" draw:text-style-name="P13" svg:x1="0.1398in" svg:y1="0.7555in" svg:x2="1.1724in" svg:y2="0.7429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09:22:31.957000000</meta:creation-date>
    <meta:generator>Ultra_Office/6.2.3.2$Windows_x86 LibreOffice_project/</meta:generator>
    <dc:date>2021-03-09T10:52:06.797000000</dc:date>
    <meta:editing-duration>PT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